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A000000070B32D53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9274b" officeooo:paragraph-rsid="0019274b"/>
    </style:style>
    <style:style style:name="P2" style:family="paragraph" style:parent-style-name="Footer">
      <style:text-properties officeooo:rsid="0019274b" officeooo:paragraph-rsid="0019274b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officeooo:rsid="00135544" officeooo:paragraph-rsid="00135544" style:font-style-asian="italic" style:font-weight-asian="normal" style:font-style-complex="italic" style:font-weight-complex="normal"/>
    </style:style>
    <style:style style:name="P4" style:family="paragraph" style:parent-style-name="Standard" style:list-style-name="L2">
      <style:text-properties officeooo:rsid="00135544" officeooo:paragraph-rsid="00135544"/>
    </style:style>
    <style:style style:name="P5" style:family="paragraph" style:parent-style-name="Standard" style:list-style-name="L3">
      <style:text-properties officeooo:rsid="00135544" officeooo:paragraph-rsid="00135544"/>
    </style:style>
    <style:style style:name="P6" style:family="paragraph" style:parent-style-name="Standard">
      <style:text-properties officeooo:rsid="00135544" officeooo:paragraph-rsid="00135544"/>
    </style:style>
    <style:style style:name="P7" style:family="paragraph" style:parent-style-name="Standard">
      <style:text-properties fo:font-style="normal" officeooo:rsid="0019ed0d" officeooo:paragraph-rsid="0019ed0d" style:font-style-asian="normal" style:font-style-complex="normal"/>
    </style:style>
    <style:style style:name="P8" style:family="paragraph" style:parent-style-name="Standard">
      <style:text-properties fo:font-style="normal" officeooo:rsid="00135544" officeooo:paragraph-rsid="00135544" style:font-style-asian="normal" style:font-style-complex="normal"/>
    </style:style>
    <style:style style:name="P9" style:family="paragraph" style:parent-style-name="Standard"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5544" officeooo:paragraph-rsid="0013554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9ed0d" officeooo:paragraph-rsid="0019ed0d"/>
    </style:style>
    <style:style style:name="P15" style:family="paragraph" style:parent-style-name="Standard">
      <style:text-properties officeooo:rsid="001e1ed3" officeooo:paragraph-rsid="001e1ed3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style="normal" officeooo:rsid="001e1ed3" style:font-style-asian="normal" style:font-style-complex="normal"/>
    </style:style>
    <style:style style:name="P18" style:family="paragraph" style:parent-style-name="Text_20_body">
      <style:text-properties officeooo:rsid="001f1807" officeooo:paragraph-rsid="001f1807"/>
    </style:style>
    <style:style style:name="P19" style:family="paragraph" style:parent-style-name="Table_20_Contents">
      <style:text-properties officeooo:rsid="00135544" officeooo:paragraph-rsid="00135544"/>
    </style:style>
    <style:style style:name="P20" style:family="paragraph" style:parent-style-name="Footnote">
      <style:text-properties officeooo:rsid="0020e1fb" officeooo:paragraph-rsid="0020e1fb"/>
    </style:style>
    <style:style style:name="P21" style:family="paragraph" style:parent-style-name="Heading_20_2">
      <style:text-properties fo:font-style="normal" officeooo:rsid="001e1ed3" style:font-style-asian="normal" style:font-style-complex="normal"/>
    </style:style>
    <style:style style:name="P22" style:family="paragraph" style:parent-style-name="Heading_20_3">
      <style:text-properties fo:font-style="normal" officeooo:rsid="001e1ed3" style:font-style-asian="normal" style:font-style-complex="normal"/>
    </style:style>
    <style:style style:name="P23" style:family="paragraph" style:parent-style-name="Heading_20_1">
      <style:text-properties fo:font-style="normal" officeooo:rsid="001e1ed3" style:font-style-asian="normal" style:font-style-complex="normal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1ed3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388_1476710568" text:style-name="Index_20_Link" text:visited-style-name="Index_20_Link">This is a h1<text:tab/>1</text:a></text:p>
          <text:p text:style-name="P25"><text:a xlink:type="simple" xlink:href="#__RefHeading__390_1476710568" text:style-name="Index_20_Link" text:visited-style-name="Index_20_Link">This is a h2<text:tab/>1</text:a></text:p>
          <text:p text:style-name="P24"><text:a xlink:type="simple" xlink:href="#__RefHeading__392_1476710568" text:style-name="Index_20_Link" text:visited-style-name="Index_20_Link">This is a h3<text:tab/>1</text:a></text:p>
        </text:index-body>
      </text:table-of-content>
      <text:p text:style-name="P15"/>
      <text:p text:style-name="P6">This is a simple text Paragraph</text:p>
      <text:p text:style-name="P6">This is a <text:span text:style-name="T1">bold text</text:span></text:p>
      <text:p text:style-name="P6"><text:span text:style-name="T2">This is a </text:span><text:span text:style-name="T3">italic text</text:span></text:p>
      <text:p text:style-name="P8"><text:span text:style-name="T2">This is a </text:span><text:span text:style-name="T6">underlined text</text:span></text:p>
      <text:p text:style-name="P8"><text:span text:style-name="T8">This is a </text:span><text:span text:style-name="T4">bold italic text</text:span></text:p>
      <text:p text:style-name="P8"><text:span text:style-name="T8">This is a </text:span><text:span text:style-name="T7">bold underlined text</text:span></text:p>
      <text:p text:style-name="P9">This is a <text:span text:style-name="T5">italic underlined text</text:span></text:p>
      <text:p text:style-name="P3"/>
      <text:p text:style-name="P10">This is a left floated text</text:p>
      <text:p text:style-name="P11">This is a center floated text</text:p>
      <text:p text:style-name="P12">This is a right floated text</text:p>
      <text:p text:style-name="P13">This is a justified text</text:p>
      <text:p text:style-name="P6"/>
      <text:list xml:id="list6152912586266035342" text:style-name="L2">
        <text:list-item>
          <text:p text:style-name="P4">Ordered List</text:p>
        </text:list-item>
        <text:list-item>
          <text:p text:style-name="P4">wow, so ordered </text:p>
        </text:list-item>
        <text:list-item>
          <text:p text:style-name="P4">such number</text:p>
        </text:list-item>
      </text:list>
      <text:p text:style-name="P6"/>
      <text:list xml:id="list5625417430298602868" text:style-name="L3">
        <text:list-item>
          <text:p text:style-name="P5">unordered List</text:p>
        </text:list-item>
        <text:list-item>
          <text:p text:style-name="P5">wow, so unordered</text:p>
        </text:list-item>
        <text:list-item>
          <text:p text:style-name="P5">much messy</text:p>
        </text:list-item>
      </text:list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So</text:p>
          </table:table-cell>
          <table:table-cell table:style-name="Table1.A1" office:value-type="string">
            <text:p text:style-name="P19">Much</text:p>
          </table:table-cell>
          <table:table-cell table:style-name="Table1.C1" office:value-type="string">
            <text:p text:style-name="P19">Table</text:p>
          </table:table-cell>
        </table:table-row>
        <table:table-row>
          <table:table-cell table:style-name="Table1.A2" office:value-type="string">
            <text:p text:style-name="P19">Going</text:p>
          </table:table-cell>
          <table:table-cell table:style-name="Table1.A2" office:value-type="string">
            <text:p text:style-name="P19">On</text:p>
          </table:table-cell>
          <table:table-cell table:style-name="Table1.C2" office:value-type="string">
            <text:p text:style-name="P19">In</text:p>
          </table:table-cell>
        </table:table-row>
        <table:table-row>
          <table:table-cell table:style-name="Table1.A2" office:value-type="string">
            <text:p text:style-name="P19">This</text:p>
          </table:table-cell>
          <table:table-cell table:style-name="Table1.A2" office:value-type="string">
            <text:p text:style-name="P19">Particular</text:p>
          </table:table-cell>
          <table:table-cell table:style-name="Table1.C2" office:value-type="string">
            <text:p text:style-name="P19">File</text:p>
          </table:table-cell>
        </table:table-row>
      </table:table>
      <text:p text:style-name="P6"><draw:frame draw:style-name="fr1" draw:name="graphics1" text:anchor-type="paragraph" svg:x="8.103cm" svg:y="0.245cm" svg:width="1.711cm" svg:height="0.979cm" draw:z-index="0"><draw:image xlink:href="Pictures/100000000000000A000000070B32D53F.jpg" xlink:type="simple" xlink:show="embed" xlink:actuate="onLoad"/></draw:frame></text:p>
      <text:p text:style-name="P14">This is a picture (a very small one) : </text:p>
      <text:p text:style-name="P6"/>
      <text:p text:style-name="P14">This is a <text:a xlink:type="simple" xlink:href="https://github.com/lovasoa/ophir.php">link</text:a></text:p>
      <text:p text:style-name="P7"/>
      <text:h text:style-name="P23" text:outline-level="1"><text:bookmark-start text:name="__RefHeading__388_1476710568"/>This is a h1<text:bookmark-end text:name="__RefHeading__388_1476710568"/></text:h>
      <text:h text:style-name="P21" text:outline-level="2"><text:bookmark-start text:name="__RefHeading__390_1476710568"/>This is a h2<text:bookmark-end text:name="__RefHeading__390_1476710568"/></text:h>
      <text:h text:style-name="P22" text:outline-level="3"><text:bookmark-start text:name="__RefHeading__392_1476710568"/>This is a h3<text:bookmark-end text:name="__RefHeading__392_1476710568"/></text:h>
      <text:p text:style-name="P17"/>
      <text:p text:style-name="P18"><field:fieldmark-start text:name="__Fieldmark__282_1476710568" field:type=""/><text:span text:style-name="T10">T</text:span><text:span text:style-name="T9">his is where annotation is placed</text:span><text:span text:style-name="T9"><text:note text:id="ftn0" text:note-class="footnote"><text:note-citation>1</text:note-citation><text:note-body><text:p text:style-name="P20">This is a footnote</text:p></text:note-body></text:note></text:span><office:annotation office:name="__Fieldmark__14_1828836105"><dc:creator>Unknown Author</dc:creator><dc:date>2014-05-14T21:52:40</dc:date><text:list text:style-name=""><text:list-item><text:p>This is a annotation</text:p></text:list-item></text:list></office:annotation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274b" officeooo:paragraph-rsid="0019274b"/>
    </style:style>
    <style:style style:name="MP2" style:family="paragraph" style:parent-style-name="Footer">
      <style:text-properties officeooo:rsid="0019274b" officeooo:paragraph-rsid="001927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his is a header</text:p>
      </style:header>
      <style:footer>
        <text:p text:style-name="MP2">This is a footer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39:46.156915000</meta:creation-date>
    <dc:date>2014-07-26T21:33:25.611200000</dc:date>
    <meta:editing-duration>PT1H28M30S</meta:editing-duration>
    <meta:editing-cycles>17</meta:editing-cycles>
    <meta:generator>LibreOffice/4.1.1.2$MacOSX_x86 LibreOffice_project/7e4286b58adc75a14f6d83f53a03b6c11fa2903</meta:generator>
    <dc:description>this is a comment</dc:description>
    <meta:keyword>this is a keyword</meta:keyword>
    <dc:subject>this is a subject</dc:subject>
    <dc:title>this is a title</dc:title>
    <meta:document-statistic meta:table-count="1" meta:image-count="1" meta:object-count="0" meta:page-count="1" meta:paragraph-count="39" meta:word-count="154" meta:character-count="654" meta:non-whitespace-character-count="545"/>
  </office:meta>
</office:document-meta>
</file>